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ize="14pt" fo:font-style="normal" fo:font-weight="bold" officeooo:rsid="00945eaf" officeooo:paragraph-rsid="00945eaf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FreeSerif" fo:font-size="14pt" fo:font-style="normal" fo:font-weight="bold" officeooo:rsid="00760b10" officeooo:paragraph-rsid="00760b10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FreeSerif" fo:font-size="14pt" fo:font-style="normal" fo:font-weight="bold" officeooo:rsid="0078151c" officeooo:paragraph-rsid="0078151c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FreeSerif" fo:font-size="14pt" fo:font-style="normal" fo:font-weight="bold" officeooo:rsid="00ae8e6c" officeooo:paragraph-rsid="00ae8e6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font-name="FreeSerif" fo:font-size="14pt" fo:font-style="normal" fo:font-weight="bold" officeooo:rsid="00b4997e" officeooo:paragraph-rsid="00b4997e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FreeSerif" fo:font-style="normal" fo:font-weight="normal" officeooo:rsid="00264a30" officeooo:paragraph-rsid="00760b1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264a30" officeooo:paragraph-rsid="00831c0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FreeSerif" fo:font-style="normal" fo:font-weight="bold" officeooo:rsid="007c8a3c" officeooo:paragraph-rsid="007c8a3c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FreeSerif" fo:font-size="12pt" fo:font-style="normal" fo:font-weight="normal" officeooo:rsid="00ae8e6c" officeooo:paragraph-rsid="00760b1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FreeSerif" fo:font-size="40pt" fo:font-style="normal" fo:font-weight="bold" officeooo:rsid="0056395b" officeooo:paragraph-rsid="0056395b" style:font-size-asian="40pt" style:font-style-asian="normal" style:font-weight-asian="bold" style:font-size-complex="40pt" style:font-style-complex="normal" style:font-weight-complex="bold"/>
    </style:style>
    <style:style style:name="P39" style:family="paragraph" style:parent-style-name="Standard">
      <style:text-properties style:font-name="FreeSerif" officeooo:rsid="001e1600" officeooo:paragraph-rsid="001e1600"/>
    </style:style>
    <style:style style:name="P40" style:family="paragraph" style:parent-style-name="Standard">
      <style:text-properties style:font-name="FreeSerif" fo:font-style="italic" officeooo:rsid="001f5576" officeooo:paragraph-rsid="005c3983" style:font-style-asian="italic" style:font-style-complex="italic"/>
    </style:style>
    <style:style style:name="P41" style:family="paragraph" style:parent-style-name="Standard">
      <style:text-properties style:font-name="FreeSerif" fo:font-style="italic" fo:font-weight="normal" officeooo:rsid="008f03e8" officeooo:paragraph-rsid="008f03e8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ize="7pt" officeooo:paragraph-rsid="00ab04fe" style:font-size-asian="7pt" style:font-size-complex="7pt"/>
    </style:style>
    <style:style style:name="P43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43e201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5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6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66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7c8a3c" officeooo:paragraph-rsid="009c6150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831c0a" officeooo:paragraph-rsid="00831c0a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69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style:font-name="FreeSerif" fo:font-style="normal" fo:font-weight="normal" officeooo:rsid="00264a30" officeooo:paragraph-rsid="00831c0a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style:font-name="FreeSerif" fo:font-style="italic" fo:font-weight="bold" officeooo:rsid="007f6883" officeooo:paragraph-rsid="007f6883" style:font-style-asian="italic" style:font-weight-asian="bold" style:font-style-complex="italic" style:font-weight-complex="bold"/>
    </style:style>
    <style:style style:name="P73" style:family="paragraph" style:parent-style-name="Standard">
      <style:text-properties officeooo:paragraph-rsid="00264a30"/>
    </style:style>
    <style:style style:name="P74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75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77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b4997e" officeooo:paragraph-rsid="00b4997e" style:font-style-asian="normal" style:font-weight-asian="normal" style:font-style-complex="normal" style:font-weight-complex="normal"/>
    </style:style>
    <style:style style:name="P78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79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80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713740" officeooo:paragraph-rsid="00713740" style:font-size-asian="9pt" style:font-weight-asian="normal" style:font-size-complex="9pt" style:font-weight-complex="normal"/>
    </style:style>
    <style:style style:name="P81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ize="12pt" fo:font-style="normal" fo:font-weight="normal" officeooo:rsid="00af5d9b" officeooo:paragraph-rsid="00af5d9b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ize="12pt" fo:font-style="normal" fo:font-weight="normal" officeooo:rsid="00b32a53" officeooo:paragraph-rsid="00b32a53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>
        <style:tab-stops/>
      </style:paragraph-properties>
      <style:text-properties style:font-name="FreeSerif" fo:font-style="normal" fo:font-weight="normal" officeooo:rsid="00761f9c" officeooo:paragraph-rsid="00761f9c" style:font-style-asian="normal" style:font-weight-asian="normal" style:font-style-complex="normal" style:font-weight-complex="normal"/>
    </style:style>
    <style:style style:name="P85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86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87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ef22a" officeooo:paragraph-rsid="007ef22a" style:font-style-asian="normal" style:font-weight-asian="normal" style:font-style-complex="normal" style:font-weight-complex="normal"/>
    </style:style>
    <style:style style:name="P88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9c6150" officeooo:paragraph-rsid="009c6150" style:font-style-asian="normal" style:font-weight-asian="normal" style:font-style-complex="normal" style:font-weight-complex="normal"/>
    </style:style>
    <style:style style:name="P89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ab1259" officeooo:paragraph-rsid="00ab1259" style:font-style-asian="normal" style:font-weight-asian="normal" style:font-style-complex="normal" style:font-weight-complex="normal"/>
    </style:style>
    <style:style style:name="P90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91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92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93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b6360f" officeooo:paragraph-rsid="00b6360f" style:font-style-asian="normal" style:font-weight-asian="normal" style:font-style-complex="normal" style:font-weight-complex="normal"/>
    </style:style>
    <style:style style:name="P94" style:family="paragraph" style:parent-style-name="Standard" style:list-style-name="Numbering_20_123" style:master-page-name="">
      <loext:graphic-properties draw:fill="none"/>
      <style:paragraph-properties fo:margin-left="0in" fo:margin-right="0in" fo:text-indent="0in" style:auto-text-indent="false" style:page-number="auto" fo:break-before="page" fo:background-color="transparent"/>
      <style:text-properties fo:font-size="14pt" officeooo:paragraph-rsid="00ab04fe" style:font-size-asian="14pt" style:font-size-complex="14pt"/>
    </style:style>
    <style:style style:name="P95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05270" officeooo:paragraph-rsid="00a05270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1b2bc" officeooo:paragraph-rsid="00a1b2bc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Numbering_20_123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98" style:family="paragraph" style:parent-style-name="Standard" style:list-style-name="Numbering_20_123">
      <loext:graphic-properties draw:fill="none"/>
      <style:paragraph-properties fo:margin-left="0.5in" fo:margin-right="0in" fo:text-indent="-0.25in" style:auto-text-indent="false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style="italic" officeooo:rsid="00b012aa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a70b0c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2b598" style:font-weight-asian="bold" style:font-weight-complex="bold"/>
    </style:style>
    <style:style style:name="T10" style:family="text">
      <style:text-properties fo:font-weight="bold" officeooo:rsid="00213d12" style:font-weight-asian="bold" style:font-weight-complex="bold"/>
    </style:style>
    <style:style style:name="T11" style:family="text">
      <style:text-properties fo:font-weight="bold" officeooo:rsid="002446ab" style:font-weight-asian="bold" style:font-weight-complex="bold"/>
    </style:style>
    <style:style style:name="T12" style:family="text">
      <style:text-properties fo:font-weight="bold" officeooo:rsid="0037071d" style:font-weight-asian="bold" style:font-weight-complex="bold"/>
    </style:style>
    <style:style style:name="T13" style:family="text">
      <style:text-properties fo:font-weight="bold" officeooo:rsid="00692b0f" style:font-weight-asian="bold" style:font-weight-complex="bold"/>
    </style:style>
    <style:style style:name="T14" style:family="text">
      <style:text-properties fo:font-weight="bold" officeooo:rsid="00903698" style:font-weight-asian="bold" style:font-weight-complex="bold"/>
    </style:style>
    <style:style style:name="T15" style:family="text">
      <style:text-properties fo:font-weight="bold" officeooo:rsid="009f2eb0" style:font-weight-asian="bold" style:font-weight-complex="bold"/>
    </style:style>
    <style:style style:name="T16" style:family="text">
      <style:text-properties fo:font-weight="bold" officeooo:rsid="00a70b0c" style:font-weight-asian="bold" style:font-weight-complex="bold"/>
    </style:style>
    <style:style style:name="T17" style:family="text">
      <style:text-properties fo:font-weight="bold" officeooo:rsid="00ad1bf9" style:font-weight-asian="bold" style:font-weight-complex="bold"/>
    </style:style>
    <style:style style:name="T18" style:family="text">
      <style:text-properties fo:font-weight="bold" officeooo:rsid="00b012aa" style:font-weight-asian="bold" style:font-weight-complex="bold"/>
    </style:style>
    <style:style style:name="T19" style:family="text">
      <style:text-properties fo:font-weight="bold" officeooo:rsid="00b3213c" style:font-weight-asian="bold" style:font-weight-complex="bold"/>
    </style:style>
    <style:style style:name="T20" style:family="text">
      <style:text-properties officeooo:rsid="0029c3ea"/>
    </style:style>
    <style:style style:name="T21" style:family="text">
      <style:text-properties officeooo:rsid="003284b0"/>
    </style:style>
    <style:style style:name="T22" style:family="text">
      <style:text-properties officeooo:rsid="0037071d"/>
    </style:style>
    <style:style style:name="T23" style:family="text">
      <style:text-properties officeooo:rsid="00378fb8"/>
    </style:style>
    <style:style style:name="T24" style:family="text">
      <style:text-properties officeooo:rsid="00393510"/>
    </style:style>
    <style:style style:name="T25" style:family="text">
      <style:text-properties officeooo:rsid="0041eb1f"/>
    </style:style>
    <style:style style:name="T26" style:family="text">
      <style:text-properties officeooo:rsid="0043e201"/>
    </style:style>
    <style:style style:name="T27" style:family="text">
      <style:text-properties officeooo:rsid="00471c1f"/>
    </style:style>
    <style:style style:name="T28" style:family="text">
      <style:text-properties officeooo:rsid="0049b250"/>
    </style:style>
    <style:style style:name="T29" style:family="text">
      <style:text-properties officeooo:rsid="004d62c2"/>
    </style:style>
    <style:style style:name="T30" style:family="text">
      <style:text-properties officeooo:rsid="004e3fa0"/>
    </style:style>
    <style:style style:name="T31" style:family="text">
      <style:text-properties officeooo:rsid="0050db8c"/>
    </style:style>
    <style:style style:name="T32" style:family="text">
      <style:text-properties officeooo:rsid="005233f6"/>
    </style:style>
    <style:style style:name="T33" style:family="text">
      <style:text-properties officeooo:rsid="005310c3"/>
    </style:style>
    <style:style style:name="T34" style:family="text">
      <style:text-properties officeooo:rsid="00539485"/>
    </style:style>
    <style:style style:name="T35" style:family="text">
      <style:text-properties officeooo:rsid="005404e7"/>
    </style:style>
    <style:style style:name="T36" style:family="text">
      <style:text-properties officeooo:rsid="0055961d"/>
    </style:style>
    <style:style style:name="T37" style:family="text">
      <style:text-properties officeooo:rsid="0064dead"/>
    </style:style>
    <style:style style:name="T38" style:family="text">
      <style:text-properties officeooo:rsid="0069a752"/>
    </style:style>
    <style:style style:name="T39" style:family="text">
      <style:text-properties officeooo:rsid="006c5c8e"/>
    </style:style>
    <style:style style:name="T40" style:family="text">
      <style:text-properties officeooo:rsid="00761f9c"/>
    </style:style>
    <style:style style:name="T41" style:family="text">
      <style:text-properties officeooo:rsid="0078151c"/>
    </style:style>
    <style:style style:name="T42" style:family="text">
      <style:text-properties officeooo:rsid="0080c266"/>
    </style:style>
    <style:style style:name="T43" style:family="text">
      <style:text-properties officeooo:rsid="0087d4f2"/>
    </style:style>
    <style:style style:name="T44" style:family="text">
      <style:text-properties officeooo:rsid="0089f443"/>
    </style:style>
    <style:style style:name="T45" style:family="text">
      <style:text-properties officeooo:rsid="008acd4a"/>
    </style:style>
    <style:style style:name="T46" style:family="text">
      <style:text-properties officeooo:rsid="008c17cb"/>
    </style:style>
    <style:style style:name="T47" style:family="text">
      <style:text-properties fo:font-size="14pt" fo:font-weight="bold" style:font-size-asian="14pt" style:font-weight-asian="bold" style:font-size-complex="14pt" style:font-weight-complex="bold"/>
    </style:style>
    <style:style style:name="T48" style:family="text">
      <style:text-properties fo:font-size="14pt" fo:font-weight="bold" officeooo:rsid="00b1bf1d" style:font-size-asian="14pt" style:font-weight-asian="bold" style:font-size-complex="14pt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officeooo:rsid="00aca1e7" style:font-size-asian="14pt" style:font-size-complex="14pt"/>
    </style:style>
    <style:style style:name="T51" style:family="text">
      <style:text-properties fo:font-size="14pt" officeooo:rsid="009968c6" style:font-size-asian="14pt" style:font-size-complex="14pt"/>
    </style:style>
    <style:style style:name="T52" style:family="text">
      <style:text-properties fo:font-size="14pt" officeooo:rsid="00af5d9b" style:font-size-asian="14pt" style:font-size-complex="14pt"/>
    </style:style>
    <style:style style:name="T53" style:family="text">
      <style:text-properties officeooo:rsid="00903698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fo:font-size="7pt" fo:font-weight="bold" style:font-size-asian="7pt" style:font-weight-asian="bold" style:font-size-complex="7pt" style:font-weight-complex="bold"/>
    </style:style>
    <style:style style:name="T56" style:family="text">
      <style:text-properties officeooo:rsid="009be450"/>
    </style:style>
    <style:style style:name="T57" style:family="text">
      <style:text-properties officeooo:rsid="009f2eb0"/>
    </style:style>
    <style:style style:name="T58" style:family="text">
      <style:text-properties style:font-name="FreeSerif" fo:font-style="normal" fo:font-weight="normal" officeooo:rsid="00a9f2c3" style:font-style-asian="normal" style:font-weight-asian="normal" style:font-style-complex="normal" style:font-weight-complex="normal"/>
    </style:style>
    <style:style style:name="T59" style:family="text">
      <style:text-properties style:font-name="FreeSerif" fo:font-style="normal" fo:font-weight="normal" officeooo:rsid="00264a30" style:font-style-asian="normal" style:font-weight-asian="normal" style:font-style-complex="normal" style:font-weight-complex="normal"/>
    </style:style>
    <style:style style:name="T60" style:family="text">
      <style:text-properties style:font-name="FreeSerif" fo:font-style="normal" fo:font-weight="bold" officeooo:rsid="00a87214" style:font-style-asian="normal" style:font-weight-asian="bold" style:font-style-complex="normal" style:font-weight-complex="bold"/>
    </style:style>
    <style:style style:name="T61" style:family="text">
      <style:text-properties style:font-name="FreeSerif" fo:font-style="normal" fo:font-weight="bold" officeooo:rsid="00a9f2c3" style:font-style-asian="normal" style:font-weight-asian="bold" style:font-style-complex="normal" style:font-weight-complex="bold"/>
    </style:style>
    <style:style style:name="T62" style:family="text">
      <style:text-properties officeooo:rsid="00a200b0"/>
    </style:style>
    <style:style style:name="T63" style:family="text">
      <style:text-properties officeooo:rsid="00a59ce9"/>
    </style:style>
    <style:style style:name="T64" style:family="text">
      <style:text-properties officeooo:rsid="00a87214"/>
    </style:style>
    <style:style style:name="T65" style:family="text">
      <style:text-properties officeooo:rsid="00a9f2c3"/>
    </style:style>
    <style:style style:name="T66" style:family="text">
      <style:text-properties fo:font-variant="normal" fo:text-transform="none" fo:color="#333333" loext:opacity="100%" fo:letter-spacing="normal" fo:font-weight="bold" officeooo:rsid="00a9f2c3" style:font-weight-asian="bold" style:font-weight-complex="bold"/>
    </style:style>
    <style:style style:name="T67" style:family="text">
      <style:text-properties fo:font-variant="normal" fo:text-transform="none" fo:color="#333333" loext:opacity="100%" style:text-position="super 58%" fo:letter-spacing="normal"/>
    </style:style>
    <style:style style:name="T68" style:family="text">
      <style:text-properties fo:font-variant="normal" fo:text-transform="none" fo:color="#333333" loext:opacity="100%" fo:font-size="12pt" fo:letter-spacing="normal" fo:font-weight="bold" officeooo:rsid="00a9f2c3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333333" loext:opacity="100%" style:text-position="super 60%" fo:letter-spacing="normal"/>
    </style:style>
    <style:style style:name="T70" style:family="text">
      <style:text-properties fo:font-variant="normal" fo:text-transform="none" fo:color="#333333" loext:opacity="100%" style:text-position="super 60%" fo:letter-spacing="normal" fo:font-weight="bold" style:font-weight-asian="bold" style:font-weight-complex="bold"/>
    </style:style>
    <style:style style:name="T71" style:family="text">
      <style:text-properties style:text-position="super 58%" fo:font-weight="bold" style:font-weight-asian="bold" style:font-weight-complex="bold"/>
    </style:style>
    <style:style style:name="T72" style:family="text">
      <style:text-properties officeooo:rsid="00ad1bf9"/>
    </style:style>
    <style:style style:name="T73" style:family="text">
      <style:text-properties officeooo:rsid="00b012aa"/>
    </style:style>
    <style:style style:name="T74" style:family="text">
      <style:text-properties officeooo:rsid="00b3213c"/>
    </style:style>
    <style:style style:name="T75" style:family="text">
      <style:text-properties officeooo:rsid="00b395d1"/>
    </style:style>
    <style:style style:name="T76" style:family="text">
      <style:text-properties style:text-position="super 60%"/>
    </style:style>
    <style:style style:name="T77" style:family="text">
      <style:text-properties style:text-position="super 60%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2">ES</text:span><text:span text:style-name="T8">:</text:span> <text:span text:style-name="T22">Effective Skill</text:span></text:p>
      <text:p text:style-name="P32"><text:span text:style-name="T12">ES</text:span> = Base Skill + modifiers</text:p>
      <text:list xml:id="list2579861901" text:style-name="L1">
        <text:list-item>
          <text:p text:style-name="P74">Modifiers are defied between -9 to +9. <text:s/><text:span text:style-name="T23">Beyond these should be </text:span><text:span text:style-name="T24">an </text:span><text:span text:style-name="T23">automatic fail or success </text:span><text:span text:style-name="T32">unless contested with extreme scores.</text:span></text:p>
        </text:list-item>
        <text:list-item>
          <text:p text:style-name="P78">ES can be thought of as a target number.</text:p>
        </text:list-item>
        <text:list-item>
          <text:p text:style-name="P79">If no Base Skill, then automatic fail or cannot attempt <text:span text:style-name="T33">the action</text:span>.</text:p>
        </text:list-item>
        <text:list-item>
          <text:p text:style-name="P80">Automatic fail if ES is less than 3. <text:s/><text:span text:style-name="T2">Except</text:span> during combat.</text:p>
        </text:list-item>
      </text:list>
      <text:p text:style-name="P33"><text:span text:style-name="T8">Roll</text:span> = sum up 3d6.</text:p>
      <text:p text:style-name="P34"><text:span text:style-name="T8">P1:</text:span> Player 1</text:p>
      <text:p text:style-name="P34"><text:span text:style-name="T8">P2:</text:span> Player 2</text:p>
      <text:p text:style-name="P40"/>
      <text:p text:style-name="P39"/>
      <text:p text:style-name="P1">Success Roll</text:p>
      <text:p text:style-name="P44"><text:span text:style-name="T25">1</text:span><text:span text:style-name="T1">) </text:span><text:span text:style-name="T9">Roll</text:span><text:span text:style-name="T8"> &lt;= 4:</text:span> <text:span text:style-name="T3">Critical </text:span><text:span text:style-name="T2">Success.</text:span></text:p>
      <text:p text:style-name="P48"><text:span text:style-name="T25">2</text:span><text:span text:style-name="T1">) </text:span><text:span text:style-name="T9">Roll</text:span><text:span text:style-name="T8"> </text:span><text:span text:style-name="T10">=</text:span><text:span text:style-name="T8">= 1</text:span><text:span text:style-name="T10">8</text:span><text:span text:style-name="T8">:</text:span> <text:span text:style-name="T3">Critical </text:span><text:span text:style-name="T2">Fail.</text:span></text:p>
      <text:p text:style-name="P50"><text:span text:style-name="T25">3</text:span>) <text:span text:style-name="T8">(Roll == 17) and (</text:span><text:span text:style-name="T12">ES</text:span><text:span text:style-name="T8"> &lt;= 15):</text:span> <text:span text:style-name="T2">Critical Fail.</text:span></text:p>
      <text:p text:style-name="P49"><text:span text:style-name="T25">4</text:span>) <text:span text:style-name="T8">Delta = </text:span><text:span text:style-name="T12">ES</text:span><text:span text:style-name="T8"> - </text:span><text:span text:style-name="T9">Roll</text:span></text:p>
      <text:p text:style-name="P50"><text:span text:style-name="T25">5</text:span>) <text:span text:style-name="T8">Delta &gt;= 10:</text:span> <text:span text:style-name="T2">Critical Success.</text:span></text:p>
      <text:p text:style-name="P50"><text:span text:style-name="T25">6</text:span>) <text:span text:style-name="T8">Delta &lt;= -10:</text:span> <text:span text:style-name="T2">Critical Fail.</text:span></text:p>
      <text:p text:style-name="P47"><text:span text:style-name="T25">7</text:span>) <text:span text:style-name="T11">Roll</text:span><text:span text:style-name="T8"> &lt;= </text:span><text:span text:style-name="T12">ES</text:span><text:span text:style-name="T8">:</text:span> <text:span text:style-name="T2">Success.</text:span></text:p>
      <text:p text:style-name="P47"><text:span text:style-name="T25">8</text:span>) <text:span text:style-name="T2">Fail.</text:span></text:p>
      <text:p text:style-name="P21"/>
      <text:p text:style-name="P20"/>
      <text:p text:style-name="P3">Extreme Scores</text:p>
      <text:p text:style-name="P27">If both contestants have <text:span text:style-name="T28">their </text:span>ES &lt;= 6:</text:p>
      <text:p text:style-name="P60"><text:span text:style-name="T31">1</text:span>) <text:span text:style-name="T31">X</text:span> = 10 – <text:span text:style-name="T31">lowest score</text:span></text:p>
      <text:p text:style-name="P60"><text:span text:style-name="T31">2</text:span>) Add <text:span text:style-name="T31">X</text:span> to both contestants’ ES</text:p>
      <text:p text:style-name="P60"><text:span text:style-name="T31">3</text:span>) Roll against their new ES.</text:p>
      <text:p text:style-name="P28">If <text:span text:style-name="T36">both have </text:span>(ES &gt;= 14) and (ES &lt; 20):</text:p>
      <text:p text:style-name="P56">1) X = lowest score <text:span text:style-name="T2">minus</text:span> 10</text:p>
      <text:p text:style-name="P59">2) Reduce both contestants’ ES by X</text:p>
      <text:p text:style-name="P59">3) <text:span text:style-name="T27">Roll against their new ES.</text:span></text:p>
      <text:p text:style-name="P29">If both contestants have their ES &gt; 20:</text:p>
      <text:p text:style-name="P55">1) X = 10 / lowest score</text:p>
      <text:p text:style-name="P58">2) <text:span text:style-name="T30">Lowest ES becomes the value of 10</text:span></text:p>
      <text:p text:style-name="P58"><text:span text:style-name="T30">3) </text:span>Multiply <text:span text:style-name="T29">highest</text:span> ES by X, <text:span text:style-name="T30">round down.</text:span></text:p>
      <text:p text:style-name="P62"><text:span text:style-name="T30">4</text:span>) Roll against their new ES.</text:p>
      <text:p text:style-name="P35"/>
      <text:p text:style-name="P22"/>
      <text:p text:style-name="P2">P<text:span text:style-name="T32">vP</text:span> <text:span text:style-name="T26">(Regular Contest)</text:span></text:p>
      <text:p text:style-name="P43"><text:span text:style-name="T20">1</text:span>) If P1 <text:span text:style-name="T2">critically</text:span> succeeds, P2 <text:span text:style-name="T21">will not roll to avoid the</text:span> hit.</text:p>
      <text:p text:style-name="P45"><text:span text:style-name="T20">2</text:span>) If P1 succeeds, P2 <text:span text:style-name="T2">may</text:span> roll to <text:span text:style-name="T21">a</text:span>void the attack.</text:p>
      <text:p text:style-name="P52">3) If tie, <text:span text:style-name="T32">neither players </text:span><text:span text:style-name="T34">succeed</text:span><text:span text:style-name="T32"> their goals</text:span>.</text:p>
      <text:p text:style-name="P46"/>
      <text:p text:style-name="P14"/>
      <text:p text:style-name="P7">Quick Contest</text:p>
      <text:p text:style-name="P23">1) <text:span text:style-name="T8">P1’s Delta &gt; P2’s Delta:</text:span> P1 succeeds.</text:p>
      <text:p text:style-name="P51"><text:span text:style-name="T35">2</text:span>) If tie, n<text:span text:style-name="T34">either players succeed in their goals</text:span>.</text:p>
      <text:p text:style-name="P18"><text:span text:style-name="T35">3</text:span>) P2 succeeds.</text:p>
      <text:list xml:id="list3631112802" text:style-name="L2">
        <text:list-item>
          <text:p text:style-name="P81">If both Deltas are negative, the less negative is the winner.</text:p>
        </text:list-item>
      </text:list>
      <text:p text:style-name="P13"/>
      <text:p text:style-name="P13"/>
      <text:p text:style-name="P13"/>
      <text:p text:style-name="P4">The Rule of 20</text:p>
      <text:p text:style-name="P13">If <text:span text:style-name="T45">a player</text:span> have a <text:span text:style-name="T2">basic attribute over 20</text:span>, treat it as 20 <text:span text:style-name="T2">for default purposes</text:span>. For instance, if <text:span text:style-name="T45">he has</text:span> IQ 25, <text:span text:style-name="T45">his</text:span> default Lockpicking skill (IQ-5) is 15 – not 20. No such limit applies to defaults to other skills.</text:p>
      <text:p text:style-name="P13"/>
      <text:p text:style-name="P13"/>
      <text:p text:style-name="P5">The Rule of 16</text:p>
      <text:p text:style-name="P24">1) <text:span text:style-name="T13">If </text:span><text:span text:style-name="T8">Supernatural attack</text:span></text:p>
      <text:p text:style-name="P57">&amp; Offers resistance roll</text:p>
      <text:p text:style-name="P61">&amp; Attacker’s ES &gt; 16</text:p>
      <text:p text:style-name="P61">&amp; Subject is living or sapient:</text:p>
      <text:p text:style-name="P63"><text:span text:style-name="T38">1</text:span>) <text:span text:style-name="T8">If subject’s Will &lt;= 16:</text:span></text:p>
      <text:p text:style-name="P64"><text:tab/><text:tab/>Attacker’s ES = 16.</text:p>
      <text:p text:style-name="P65"><text:span text:style-name="T38">2</text:span>) Attacker’s ES is reduced to subject’s Will <text:span text:style-name="T37">score</text:span>.</text:p>
      <text:p text:style-name="P13"/>
      <text:p text:style-name="P13"/>
      <text:p text:style-name="P6">Attack Roll</text:p>
      <text:p text:style-name="P25">1) ES = Base skill with the weapon + modifiers</text:p>
      <text:p text:style-name="P25">2) Suggested modifiers:</text:p>
      <text:list xml:id="list3494011316" text:style-name="L3">
        <text:list-item>
          <text:p text:style-name="P68">Weapon’s Accuracy <text:span text:style-name="T39">(must used Aim prior)</text:span></text:p>
        </text:list-item>
        <text:list-item>
          <text:p text:style-name="P68">Target’s Size</text:p>
        </text:list-item>
        <text:list-item>
          <text:p text:style-name="P68">Range</text:p>
        </text:list-item>
        <text:list-item>
          <text:p text:style-name="P69">Lighting</text:p>
        </text:list-item>
        <text:list-item>
          <text:p text:style-name="P69">A maneuver like Aim</text:p>
        </text:list-item>
        <text:list-item>
          <text:p text:style-name="P69">An equipment</text:p>
        </text:list-item>
      </text:list>
      <text:p text:style-name="P15"/>
      <text:p text:style-name="P13"/>
      <text:p text:style-name="P13"/>
      <text:p text:style-name="P13"/>
      <text:p text:style-name="P38">Dice Roll</text:p>
      <text:p text:style-name="P13"/>
      <text:p text:style-name="P13"/>
      <text:p text:style-name="P13"/>
      <text:p text:style-name="P19"/>
      <text:p text:style-name="P53"/>
      <text:p text:style-name="P13"/>
      <text:list xml:id="list1627779335" text:style-name="Numbering_20_123">
        <text:list-header>
          <text:p text:style-name="P94"><text:span text:style-name="T60">If received wounds</text:span><text:span text:style-name="T70">†</text:span><text:span text:style-name="T60">...</text:span></text:p>
        </text:list-header>
        <text:list-item>
          <text:p text:style-name="P95"><text:span text:style-name="T64">T</text:span>ag <text:span text:style-name="T8">[Shock]</text:span><text:span text:style-name="T62">.</text:span></text:p>
        </text:list-item>
        <text:list-item>
          <text:p text:style-name="P95"><text:span text:style-name="T64">W</text:span>ounds <text:span text:style-name="T8">&gt;= HP/2</text:span>, <text:span text:style-name="T63">do</text:span> <text:span text:style-name="T6">Test </text:span><text:span text:style-name="T5">Major Wound</text:span> immediately.</text:p>
        </text:list-item>
        <text:list-item>
          <text:p text:style-name="P95">If <text:span text:style-name="T8">currentHP &lt; HP/3</text:span>, tag <text:span text:style-name="T8">[Reeling]</text:span>.</text:p>
        </text:list-item>
        <text:list-item>
          <text:p text:style-name="P95">If <text:span text:style-name="T8">currentHP &lt;= 0</text:span>, tag <text:span text:style-name="T8">[</text:span><text:span text:style-name="T16">Test </text:span><text:span text:style-name="T8">Collapse]</text:span><text:span text:style-name="T62"> </text:span><text:span text:style-name="T73">only when </text:span><text:span text:style-name="T18">[Collapse]</text:span><text:span text:style-name="T73"> is </text:span><text:span text:style-name="T4">not</text:span><text:span text:style-name="T73"> present.</text:span></text:p>
        </text:list-item>
        <text:list-item>
          <text:p text:style-name="P96">Each negative, full HP multiple <text:span text:style-name="T2">reached</text:span>, do <text:span text:style-name="T6">Test </text:span><text:span text:style-name="T7">Mortal Wound</text:span><text:span text:style-name="T62"> immediately.</text:span></text:p>
        </text:list-item>
      </text:list>
      <text:p text:style-name="P42"><text:span text:style-name="T68">†</text:span><text:span text:style-name="T66"> </text:span><text:span text:style-name="T61">Wounds:</text:span><text:span text:style-name="T58"> penetrating damage.</text:span></text:p>
      <text:p text:style-name="P36"/>
      <text:p text:style-name="P11">On his turn…</text:p>
      <text:list xml:id="list1984244181" text:style-name="List_20_1">
        <text:list-item>
          <text:p text:style-name="P75">Resolve <text:span text:style-name="T8">[Shock]</text:span>.</text:p>
        </text:list-item>
        <text:list-item>
          <text:p text:style-name="P82">Resolve <text:span text:style-name="T8">[Test Collapse]</text:span>.</text:p>
        </text:list-item>
        <text:list-item>
          <text:p text:style-name="P83">Resolve <text:span text:style-name="T8">[Stun]</text:span>.</text:p>
        </text:list-item>
      </text:list>
      <text:p text:style-name="P37"/>
      <text:p text:style-name="P37"/>
      <text:p text:style-name="P9">[Shock]</text:p>
      <text:list xml:id="list132755603753171" text:continue-numbering="true" text:style-name="List_20_1">
        <text:list-item>
          <text:p text:style-name="P84">Penalty is defined by the <text:span text:style-name="T65">wounds</text:span> <text:span text:style-name="T41">received</text:span> with a maximum of 4.</text:p>
        </text:list-item>
        <text:list-item>
          <text:p text:style-name="P85"><text:span text:style-name="T40">Penalty reduces</text:span> <text:span text:style-name="T8">DX</text:span> and <text:span text:style-name="T8">IQ</text:span>.</text:p>
        </text:list-item>
        <text:list-item>
          <text:p text:style-name="P85">Active defenses are not affected.</text:p>
        </text:list-item>
        <text:list-item>
          <text:p text:style-name="P85">If <text:span text:style-name="T8">HP &gt;= 20</text:span>, penalty is <text:span text:style-name="T56">calculated as</text:span> <text:span text:style-name="T8">one (1) per floor(HP / 10)</text:span> <text:span text:style-name="T42">damages.</text:span></text:p>
        </text:list-item>
        <text:list-item>
          <text:p text:style-name="P85"><text:span text:style-name="T2">Remove</text:span> this tag after the <text:span text:style-name="T46">his</text:span> turn ends.</text:p>
        </text:list-item>
      </text:list>
      <text:p text:style-name="P54"/>
      <text:p text:style-name="P54"/>
      <text:p text:style-name="P10">[Reeling]</text:p>
      <text:list xml:id="list132755087721058" text:continue-numbering="true" text:style-name="List_20_1">
        <text:list-item>
          <text:p text:style-name="P86"><text:span text:style-name="T8">Move</text:span> and <text:span text:style-name="T8">Dodge</text:span> are halved.</text:p>
        </text:list-item>
      </text:list>
      <text:p text:style-name="P16"/>
      <text:p text:style-name="P16"/>
      <text:p text:style-name="P30"><text:span text:style-name="T49">[</text:span><text:span text:style-name="T52">Test </text:span><text:span text:style-name="T49">Collapse]</text:span></text:p>
      <text:list xml:id="list132755183622032" text:continue-numbering="true" text:style-name="List_20_1">
        <text:list-item>
          <text:p text:style-name="P87"><text:span text:style-name="T8">Roll vs HT</text:span> <text:span text:style-name="T2">(-1 per full HP)</text:span>; <text:span text:style-name="T57">replace</text:span> this tag <text:span text:style-name="T57">with </text:span><text:span text:style-name="T15">[Collapse]</text:span><text:span text:style-name="T57"> </text:span>on a fail.</text:p>
        </text:list-item>
      </text:list>
      <text:p text:style-name="P13"/>
      <text:p text:style-name="P66">[Collapse]</text:p>
      <text:list xml:id="list132756102210032" text:continue-numbering="true" text:style-name="List_20_1">
        <text:list-item>
          <text:p text:style-name="P88">Prone</text:p>
        </text:list-item>
        <text:list-item>
          <text:p text:style-name="P89">Unconscience</text:p>
        </text:list-item>
      </text:list>
      <text:p text:style-name="P13"/>
      <text:p text:style-name="P13"/>
      <text:p text:style-name="P67">[Dead]</text:p>
      <text:list xml:id="list132755005022493" text:continue-numbering="true" text:style-name="List_20_1">
        <text:list-item>
          <text:p text:style-name="P90"><text:span text:style-name="T44">When</text:span> <text:span text:style-name="T8">currentHP &lt;= -5xHP</text:span>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1"><text:span text:style-name="T48">Test </text:span><text:span text:style-name="T47">Major Wound</text:span></text:p>
      <text:list xml:id="list132756183613255" text:continue-list="list132755005022493" text:style-name="List_20_1">
        <text:list-item text:start-value="1">
          <text:p text:style-name="P76"><text:span text:style-name="T8">Roll vs HT</text:span><text:span text:style-name="T77">*</text:span></text:p>
        </text:list-item>
        <text:list-item>
          <text:p text:style-name="P92">Fail by 5 or more: tag <text:span text:style-name="T8">[</text:span><text:span text:style-name="T19">Collapse</text:span><text:span text:style-name="T8">]</text:span> <text:span text:style-name="T53">and </text:span><text:span text:style-name="T14">[Knockdown].</text:span></text:p>
        </text:list-item>
        <text:list-item>
          <text:p text:style-name="P92">Fail: tag <text:span text:style-name="T8">[</text:span><text:span text:style-name="T14">Stun</text:span><text:span text:style-name="T8">]</text:span> <text:span text:style-name="T53">and </text:span><text:span text:style-name="T14">[Knockdown].</text:span></text:p>
        </text:list-item>
      </text:list>
      <text:p text:style-name="P13"><text:span text:style-name="T8">*</text:span> <text:span text:style-name="T55">Modifiers:</text:span><text:span text:style-name="T54"> -5 for a major wound to the face or vitals (or to the groin, on a humanoid male); -10 for a major wound to the skull or eye; +3 for High Pain Threshold, or -4 for Low Pain Threshold.</text:span></text:p>
      <text:p text:style-name="P13"/>
      <text:p text:style-name="P13"/>
      <text:p text:style-name="P72"><text:span text:style-name="T50">Test </text:span><text:span text:style-name="T51">Mortal Wound</text:span></text:p>
      <text:list xml:id="list132754212709745" text:continue-numbering="true" text:style-name="List_20_1">
        <text:list-item>
          <text:p text:style-name="P91"><text:span text:style-name="T8">Roll vs HT</text:span> <text:span text:style-name="T2">(-1 per full HP)</text:span></text:p>
        </text:list-item>
        <text:list-item>
          <text:p text:style-name="P91"><text:span text:style-name="T74">Fail by 1 or 2:</text:span> <text:span text:style-name="T72">tag </text:span><text:span text:style-name="T17">[Collapse]</text:span><text:span text:style-name="T43">.</text:span></text:p>
        </text:list-item>
        <text:list-item>
          <text:p text:style-name="P91"><text:span text:style-name="T74">Fail: </text:span><text:span text:style-name="T72">tag</text:span> <text:span text:style-name="T8">[Dead]</text:span>.</text:p>
        </text:list-item>
        <text:list-item>
          <text:p text:style-name="P93">If <text:span text:style-name="T8">currentHP &lt;= -5xHP</text:span>, tag <text:span text:style-name="T8">[Dead]</text:span>.</text:p>
        </text:list-item>
      </text:list>
      <text:p text:style-name="P17"/>
      <text:p text:style-name="P17"/>
      <text:p text:style-name="P8">[Stun]</text:p>
      <text:list xml:id="list132755598243913" text:continue-list="list1627779335" text:style-name="Numbering_20_123">
        <text:list-item text:start-value="1">
          <text:p text:style-name="P97"><text:span text:style-name="T75">M</text:span>ust <text:span text:style-name="T8">Do Nothing.</text:span></text:p>
        </text:list-item>
        <text:list-item>
          <text:p text:style-name="P98">Just before ending his turn, roll <text:span text:style-name="T8">vs HT</text:span> to remove this tag.</text:p>
        </text:list-item>
      </text:list>
      <text:p text:style-name="P26"/>
      <text:p text:style-name="P26"/>
      <text:p text:style-name="P12">[Knockdown]</text:p>
      <text:list xml:id="list132756092106765" text:continue-list="list132754212709745" text:style-name="List_20_1">
        <text:list-item>
          <text:p text:style-name="P77">Prone</text:p>
        </text:list-item>
      </text:list>
      <text:p text:style-name="P26"/>
      <text:p text:style-name="P13"/>
      <text:p text:style-name="P73"><text:span text:style-name="T59">○ <text:s/></text:span>□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9-18T13:27:53.923624219</dc:date>
    <meta:editing-duration>PT8H7M13S</meta:editing-duration>
    <meta:editing-cycles>144</meta:editing-cycles>
    <meta:generator>LibreOffice/7.0.4.2$Linux_X86_64 LibreOffice_project/00$Build-2</meta:generator>
    <meta:document-statistic meta:table-count="0" meta:image-count="0" meta:object-count="0" meta:page-count="2" meta:paragraph-count="103" meta:word-count="686" meta:character-count="3402" meta:non-whitespace-character-count="2851"/>
  </office:meta>
</office:document-meta>
</file>